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70e-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czba włośników</text:p>
          </table:table-cell>
          <table:table-cell office:value-type="string" calcext:value-type="string">
            <text:p>Grupa rośl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5G45470 E-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5G45470 E+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T5G45470 E+</text:p>
          </table:table-cell>
        </table:table-row>
      </table:table>
      <table:table table:name="ttest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20])" office:value-type="float" office:value="3.5" calcext:value-type="float">
            <text:p>3.5</text:p>
          </table:table-cell>
        </table:table-row>
        <table:table-row table:style-name="ro1">
          <table:table-cell table:formula="of:=STDEV([.A1:.A20])" office:value-type="float" office:value="4.41885910495839" calcext:value-type="float">
            <text:p>4.41885910495839</text:p>
          </table:table-cell>
        </table:table-row>
      </table:table>
      <table:table table:name="70e+" table:style-name="ta1">
        <table:table-column table:style-name="co1" table:default-cell-style-name="Default"/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AVERAGE([.A1:.A16])" office:value-type="float" office:value="62.625" calcext:value-type="float">
            <text:p>62.625</text:p>
          </table:table-cell>
        </table:table-row>
        <table:table-row table:style-name="ro1">
          <table:table-cell table:formula="of:=STDEV([.A1:.A16])" office:value-type="float" office:value="9.61855845055103" calcext:value-type="float">
            <text:p>9.61855845055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7:03:11.171541250</meta:creation-date>
    <dc:date>2023-12-19T07:29:57.268453453</dc:date>
    <meta:editing-duration>PT23H22M24S</meta:editing-duration>
    <meta:editing-cycles>6</meta:editing-cycles>
    <meta:generator>LibreOffice/7.4.7.2$Linux_X86_64 LibreOffice_project/40$Build-2</meta:generator>
    <meta:document-statistic meta:table-count="3" meta:cell-count="114" meta:object-count="0"/>
  </office:meta>
</office:document-meta>
</file>